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text-indent="-0.25in" style:auto-text-indent="false"/>
    </style:style>
    <style:style style:name="P4" style:family="paragraph" style:parent-style-name="Standard" style:list-style-name="WWNum3">
      <style:paragraph-properties fo:margin-left="0.5in" fo:margin-right="0in" fo:text-indent="-0.25in" style:auto-text-indent="false"/>
    </style:style>
    <style:style style:name="P5" style:family="paragraph" style:parent-style-name="Standard" style:list-style-name="WWNum2">
      <style:paragraph-properties fo:margin-left="1in" fo:margin-right="0in" fo:text-indent="-0.25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Heading_20_2" style:master-page-name="Standard">
      <style:paragraph-properties style:page-number="1"/>
    </style:style>
    <style:style style:name="T1" style:family="text">
      <style:text-properties fo:font-size="18pt" style:font-size-asian="18pt" style:font-size-complex="18pt"/>
    </style:style>
    <style:style style:name="T2" style:family="text">
      <style:text-properties style:text-underline-style="solid" style:text-underline-width="auto" style:text-underline-color="font-color"/>
    </style:style>
    <style:style style:name="T3" style:family="text">
      <style:text-properties fo:background-color="#ead1dc" loext:char-shading-value="0"/>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background-color="#ffff00"/>
    </style:style>
    <style:style style:name="T7" style:family="text">
      <style:text-properties fo:color="#cc0000"/>
    </style:style>
    <style:style style:name="T8" style:family="text">
      <style:text-properties fo:color="#cc0000" fo:font-weight="bold" style:font-weight-asian="bold"/>
    </style:style>
    <style:style style:name="T9" style:family="text">
      <style:text-properties fo:font-style="italic" style:font-style-asian="italic"/>
    </style:style>
    <style:style style:name="T10" style:family="text">
      <style:text-properties fo:font-style="italic" fo:font-weight="bold"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m9ijcvvzbda"/><text:span text:style-name="T1">Domande relative alla parte di documentazione</text:span></text:p>
      <text:p text:style-name="Standard">Questa parte del progetto consiste nello sviluppare la documentazione (quindi <text:span text:style-name="T2">requisiti</text:span>, composti da UC dettagliato, SSD, modello di dominio e contratti delle operazioni, e <text:span text:style-name="T2">progettazione</text:span>, composta dal Detailed Class Diagram e dai DSD ritenuti più significativi) <text:span text:style-name="T3">per gli UC “Gestire i turni” e “Inserire le proprie disponibilità”</text:span>, basandosi su</text:p>
      <text:list xml:id="list3727604974" text:style-name="WWNum2">
        <text:list-item>
          <text:p text:style-name="P2">quanto fornito o elaborato durante la <text:span text:style-name="T4">Fase preliminare dell’ideazione </text:span><text:s/></text:p>
          <text:list>
            <text:list-item>
              <text:p text:style-name="P5">Testo iniziale del progetto</text:p>
            </text:list-item>
            <text:list-item>
              <text:p text:style-name="P5">Glossario</text:p>
            </text:list-item>
            <text:list-item>
              <text:p text:style-name="P5">Attori e titoli UC con priorità</text:p>
            </text:list-item>
          </text:list>
        </text:list-item>
        <text:list-item>
          <text:p text:style-name="P2">le User Stories specifiche fornite per questi UC</text:p>
        </text:list-item>
        <text:list-item>
          <text:p text:style-name="P2">Questo documento, nel quale man mano chiariremo (sia nelle vesti di “committenti” del progetto, che in quella di docenti del corso) i dubbi che necessariamente emergono. “Necessariamente” perché è normale che almeno all’inizio per identificare i requisiti sia necessario porre molte domande!</text:p>
        </text:list-item>
      </text:list>
      <text:p text:style-name="P6"/>
      <text:p text:style-name="P6"><text:span text:style-name="T6">Abbiamo evidenziato in giallo quei brani in cui i committenti danno specifiche sui requisiti aggiuntive o comunque chiarificatrici rispetto al testo del progetto e alle User Stories.</text:span></text:p>
      <text:p text:style-name="Heading_20_3"><text:bookmark text:name="_viqeu7grqyhw"/><text:span text:style-name="T7">Domande relative a: User Stories/Requisiti </text:span></text:p>
      <text:p text:style-name="Standard"><text:span text:style-name="T4">La questione dei turni è piuttosto trasversale: è collegata anche all’assegnazione dei compiti, all’organizzazione degli eventi, ecc. In che ordine ci si aspetta che avvengano queste fasi? Ad esempio, è possibile che uno chef assegni un compito prima ancora che il cuoco abbia inserito le proprie disponibiltà?</text:span></text:p>
      <text:p text:style-name="Standard"><text:span text:style-name="T6">I committenti ritengono che la sequenza in cui gli attori danno il proprio contributo alla questione debba essere abbastanza rigida, per non creare confusione.</text:span></text:p>
      <text:p text:style-name="Standard"><text:span text:style-name="T6">Per i turni di cucina la sequenza è questa:</text:span></text:p>
      <text:list xml:id="list3117133238" text:style-name="WWNum1">
        <text:list-item>
          <text:p text:style-name="P3"><text:span text:style-name="T6">l’organizzatore inserisce i turni (“Gestire i turni”)</text:span></text:p>
        </text:list-item>
        <text:list-item>
          <text:p text:style-name="P3"><text:span text:style-name="T6">solo successivamente i cuochi danno le proprie disponibilità (“Inserire le proprie disponibilità”)</text:span></text:p>
        </text:list-item>
        <text:list-item>
          <text:p text:style-name="P3"><text:span text:style-name="T6">lo chef assegna i compiti (“Gestire i compiti della cucina”) in un turno solo a chi ha dato la disponibilità per esso</text:span></text:p>
        </text:list-item>
      </text:list>
      <text:p text:style-name="P6">Quindi, per quanto riguarda la gestione dei turni di cucina da parte dell’organizzatore/manager, l’unica informazione che possiamo assumere sia presente nel sistema nel momento in cui l’attore inizia l’UC è l’anagrafica delle diverse location per cucinare (sede dell’azienda e eventuali altre cucine di appoggio). In altre parole, se l’attore vuole introdurre dei turni in una nuova location, prima inserirà la location in anagrafica (esternamente al nostro UC) poi passerà a gestire i turni.</text:p>
      <text:p text:style-name="P6"/>
      <text:p text:style-name="P6"><text:span text:style-name="T6">Per i turni di servizio la sequenza è questa:</text:span></text:p>
      <text:list xml:id="list257289" text:style-name="WWNum3">
        <text:list-item>
          <text:p text:style-name="P4"><text:span text:style-name="T6">l’organizzatore accetta la commessa per un evento e lo inserisce nel sistema coi relativi servizi (“Gestire gli eventi”)</text:span></text:p>
        </text:list-item>
        <text:list-item>
          <text:p text:style-name="P4"><text:span text:style-name="T6">per ciascun servizio da organizzare si introduce il relativo turno di servizio (“Gestire i turni”; gli utenti richiedono però che questa fase sia almeno parzialmente automatica, anche se su richiesta esplicita dell’utente)</text:span></text:p>
        </text:list-item>
        <text:list-item>
          <text:p text:style-name="P4"><text:span text:style-name="T6">il personale di servizio e i cuochi danno le proprie disponibilità (“Inserire le proprie disponibilità”)</text:span></text:p>
        </text:list-item>
        <text:list-item>
          <text:p text:style-name="P4"><text:span text:style-name="T6">l’organizzatore assegna le mansioni (“Gestire gli eventi”) nei diversi servizi solo a chi ha dato la disponibilità per i turni corrispondenti</text:span></text:p>
        </text:list-item>
      </text:list>
      <text:p text:style-name="P6">Per quanto riguarda i turni di servizio, dunque, nel momento in cui l’attore inizia l’UC sono già noti gli eventi e i relativi servizi, e per ciascun servizio si conosce già la location, l’orario del servizio e il tipo di servizio.</text:p>
      <text:p text:style-name="P1"><text:soft-page-break/></text:p>
      <text:p text:style-name="Standard"><text:span text:style-name="T4">Entrambi gli utenti nelle User Story parlano prima dei turni di cucina e poi di quelli di servizio. Questo implica una sequenzialità nelle due fasi del lavoro?</text:span></text:p>
      <text:p text:style-name="Standard">Non necessariamente. Sembrerebbe che <text:span text:style-name="T6">le due gestioni avvengano in momenti diversi: quella dei turni di cucina con una certa regolarità, quella dei turni di servizio quando l’azienda prende la commessa per un nuovo evento con i relativi servizi.</text:span> <text:span text:style-name="T9">Narrativamente</text:span> possiamo “raccontare” le due fasi nell’ordine in cui ce ne hanno parlato gli utenti, ma operativamente dovremmo pensare che spesso l’attore farà una delle due cose e non l’altra, e che potrebbe anche forse in un dato giorno occuparsi prima dei turni di servizio perché più urgenti, e successivamente pianificare i turni di cucina per il prossimo periodo. Quindi anche se nello scenario principale dovessimo descriverle in una certa sequenza, dobbiamo pensare di renderla flessibile delle opportune opzionalità e possibilità di tornare a passi precedenti. Si potrebbe anche pensare, alternativamente, di scegliere uno dei due casi per lo scenario principale, e l’altro inserirlo in una estensione.</text:p>
      <text:p text:style-name="Standard"/>
      <text:p text:style-name="Standard"><text:span text:style-name="T4">Turni di cucina (o preparatori, sono sinonimi) e turni di servizio sono due concetti diversi?</text:span></text:p>
      <text:p text:style-name="Standard">In base a quanto visto in classe, questa è una decisione che deve emergere dalla scrittura, e successivamente dall’analisi, del caso d’uso dettagliato, nel momento in cui si inizia ad arricchire il modello di dominio a partire da esso. Però un indizio su come li vede il committente c’è: nel glossario ognuno dei due ha una propria voce...</text:p>
      <text:p text:style-name="Standard"/>
      <text:p text:style-name="Standard"><text:span text:style-name="T4">Potrebbe avere senso dare la possibilità di gestire turni con durata flessibile?</text:span></text:p>
      <text:p text:style-name="Standard">Dipende da cosa si intende. E’ chiaro che gli orari di inizio e fine turno devono poter essere specificati dall’utente, quindi ogni utente può indicare la durata che vuole e metterla diversa fra un turno e l’altro. In questo senso sì, la durata è “flessibile”.</text:p>
      <text:p text:style-name="Standard">Se invece si intende poter indicare che un turno ha una durata “da… a…” allora la risposta è no: è troppo complicato, chi dà le disponibilità non riesce a farlo se non sa quando deve lavorare con precisione.</text:p>
      <text:p text:style-name="Standard"/>
      <text:p text:style-name="Standard"><text:span text:style-name="T4">Visto che ci sono più cucine, e che c’è la suddivisione fra turni di cucina e di servizio, ha senso pensare a più tabelloni dei turni? O addirittura che l’utente possa creare tabelloni dei turni a volontà, in cui suddividere i turni?</text:span></text:p>
      <text:p text:style-name="Standard">Il tabellone dei turni se notate viene citato solo nel caso d’uso di “Gestire i compiti”; gli organizzatori non lo menzionano in “Gestire i turni”. Come precisazione a questo riguardo, i<text:span text:style-name="T6">l committente aggiunge che si usa un calendario su cui segnano tutti i turni. Come supporto da parte di un’app, potrebbe essere utile chiedere di vedere, in un dato momento, solo i turni che corrispondono a certe caratteristiche, ma tendenzialmente il calendario è unico.</text:span></text:p>
      <text:p text:style-name="Standard">Per quanto riguarda la Gestione dei compiti, visto che gli unici turni rilevanti sono quelli di cucina, si può pensare che il tabellone dei turni di cui parlano gli chef contenga solo quelli. Per il resto non ci sono evidenze che ci richiedano a livello concettuale di “complicare” la questione del tabellone nel caso ci siano più cucine diverse. Gli chef sembrano descrivere il tabellone come fosse unico, e possiamo continuare a pensarlo come tale. Non dovrebbe in futuro essere un problema permettere di filtrare solo i turni che interessano, sarebbe in ogni caso una questione di User Interface nella quale non è il momento di entrare. </text:p>
      <text:p text:style-name="Standard">Naturalmente, se stessimo facendo una scelta che <text:span text:style-name="T4">impedisce</text:span> l’aggiunta di alcuni comportamenti a livello di UI allora potremmo pensare di ammorbidire i vincoli; il fatto che in questa fase non si voglia prendere posizione riguardo alla UI comporta mantenere un livello di astrazione e di flessibilità che permetta in seguito a un team specializzato in interfacce grafiche di operare le scelte più convenienti. </text:p>
      <text:p text:style-name="P1"/>
      <text:p text:style-name="Standard"><text:span text:style-name="T4">Si assume una sola cucina nella sede di Cat&amp;Ring? </text:span>Si assume che nella sede di Cat&amp;Ring ci siano un insieme di postazioni che possono essere considerate come un’unica cucina.</text:p>
      <text:p text:style-name="Standard">L’azienda potrebbe comunque <text:s/>affittare altre cucine o preparare i piatti direttamente nella sede degli eventi, quindi anche se i turni di cucina di default sono nella sede dell’azienda, deve essere possibile dire che avvengono altrove (e in tal caso possono essere sovrapposti a quelli della prima cucina).</text:p>
      <text:p text:style-name="Standard"/>
      <text:p text:style-name="Standard"><text:span text:style-name="T4">Viola nel suo racconto dice: “</text:span><text:span text:style-name="T10">se vogliono ritirarsi a pochi giorni devono avere un ottimo motivo o non li chiamo più a lavorare con me” </text:span><text:span text:style-name="T4"><text:s/>questo significa che Cat&amp;Ring deve gestire eventuali vincoli di incompatibilità tra elementi del personale che non vogliono/possono lavorare insieme?</text:span> Per quanto potrebbe essere una funzionalità richiesta in un applicativo “reale”, in questo contesto non richiediamo di gestire tali vincoli. </text:p>
      <text:p text:style-name="Standard"/>
      <text:p text:style-name="Standard"><text:span text:style-name="T4">Come deve essere gestita la richiesta ai cuochi e al personale di dare le proprie disponibilità?</text:span> Non viene gestita nel nostro applicativo. L’organizzatore inserisce i turni e poi, in qualche modo esterno all’applicativo (mail, messaggi, a voce…) avvisa i lavoratori che devono dare le disponibilità.</text:p>
      <text:p text:style-name="Standard"/>
      <text:p text:style-name="Standard"><text:span text:style-name="T4">L’applicativo deve preoccuparsi di gestire l’invio di email/messaggi WhatsApp ai cuochi/membri del personale di servizio per sollecitare la compilazione delle disponibilità? </text:span>Anche in questo caso,<text:span text:style-name="T4"> </text:span>per quanto potrebbe essere una funzionalità richiesta in un applicativo “reale”, non è richiesta la gestione di invii di messaggi automatici tramite altre applicazioni (si veda la risposta alla domanda precedente).</text:p>
      <text:p text:style-name="Standard"/>
      <text:p text:style-name="Standard"><text:span text:style-name="T4">Cosa vuol dire turni “raggruppati” o “considerati in blocco”? I due attori intendono la stessa cosa con questi termini?</text:span></text:p>
      <text:p text:style-name="Standard"><text:soft-page-break/>Sì, intendono la stessa cosa: <text:span text:style-name="T6">la possibilità di indicare che un certo insieme di turni va “preso o lasciato” dal lavoratore come un blocco unico. Gli attori-organizzatori vorrebbero poter indicare questi raggruppamenti sia uno a uno</text:span> (es. “raggruppo il turno di martedì 13 aprile mattina con quello di mercoledì 14 aprile mattina”) <text:span text:style-name="T6">sia cumulativamente </text:span>(es. “raggruppa tutti i turni del martedì mattina con quelli del mercoledì mattina fra il 12 di aprile al 31 di luglio”). </text:p>
      <text:p text:style-name="Standard"/>
      <text:p text:style-name="Standard"><text:span text:style-name="T4">Cosa vuol dire invece bloccare/sbloccare un turno (User Story di Alex)?</text:span></text:p>
      <text:p text:style-name="Standard"><text:span text:style-name="T6">L’attore vuole poter porre una scadenza oltre la quale il personale non può più modificare le proprie disponibilità per un turno, ma vuole anche poter occasionalmente “sovrascrivere” questo vincolo. </text:span>Sbloccare un turno vorrebbe dire permettere di modificare la disponibilità anche se la scadenza è trascorsa; un modo alternativo potrebbe però essere di dare la possibilità all’organizzatore di “togliere” lui la disponibilità di un lavoratore che ha presentato adeguate motivazioni.</text:p>
      <text:p text:style-name="Standard"/>
      <text:p text:style-name="Standard"><text:span text:style-name="T4">Qual è l’estensione temporale del calendario in cui si inseriscono i turni?</text:span></text:p>
      <text:p text:style-name="Standard">Potenzialmente infinita.</text:p>
      <text:p text:style-name="Standard"/>
      <text:p text:style-name="Standard"><text:span text:style-name="T4">E’ prevista una compilazione dei turni preparatori con valori di default da parte del sistema per i periodi in cui l’organizzatore non ha ancora inserito nessun turno? </text:span></text:p>
      <text:p text:style-name="Standard">No; se l’organizzatore non ha esplicitamente inserito dei turni in un periodo del calendario vuol dire che non desidera conoscere le disponibilità per quel periodo.</text:p>
      <text:p text:style-name="Standard"/>
      <text:p text:style-name="Standard"><text:span text:style-name="T4">La scheda di un evento e il foglio riepilogativo sono due cose diverse?</text:span></text:p>
      <text:p text:style-name="Standard">Non avremo modo di dettagliare la scheda dell’evento perché attiene a un caso d’uso che non affronteremo, comunque il foglio riepilogativo (dei compiti) serve allo chef per organizzare le attività di cucina relativa <text:span text:style-name="T4">a un ben preciso servizio nell’ambito di un evento</text:span>, mentre la scheda dell’evento dà informazioni più generiche sull’evento stesso, come chi è il cliente, il periodo di riferimento, la tipologia, quali servizi sono richiesti, ecc.</text:p>
      <text:p text:style-name="Standard"/>
      <text:p text:style-name="Standard"><text:span text:style-name="T4">Sono rilevanti le questioni relative alle tempistiche (tipo: definire i turni con un certo anticipo sull’evento, dare le disponibilità entro una certa data…)?</text:span></text:p>
      <text:p text:style-name="Standard">Per semplicità non consideriamo questi vincoli, tranne quello apertamente menzionato da Alex di poter inserire (facoltativamente, deve essere l’utente a decidere se la vuole e di quanto la vuole) una scadenza oltre la quale i lavoratori non possono più <text:span text:style-name="T2">ritirare </text:span>la disponibilità.</text:p>
      <text:p text:style-name="Standard"/>
      <text:p text:style-name="Standard"><text:span text:style-name="T4">L’organizzatore può demandare la gestione dei turni allo chef visto che quando si deve gestire una cucina fuori sede sono loro a decidere come organizzare i turni?</text:span></text:p>
      <text:p text:style-name="Standard">No, teniamo le cose più semplici: è l’organizzatore che inserisce i turni dopo aver parlato con lo chef in questione (fuori dall’applicativo).</text:p>
      <text:p text:style-name="Standard"/>
      <text:p text:style-name="Standard"><text:span text:style-name="T4">Cosa significa “turni sparsi” (User Story di Alex)?</text:span></text:p>
      <text:p text:style-name="Standard">Gli organizzatori tendenzialmente vogliono poter inserire i turni di cucina cumulativamente, ad esempio: “Inserisci un turno 9-13 in tutti i giorni dal martedì alla domenica da oggi al 31 dicembre”. Ma capita anche di voler inserire (o modificare, o eliminare) un singolo turno (chiamato “sparso” da Alex) per le specifiche necessità di un evento.</text:p>
      <text:p text:style-name="Heading_20_3"><text:bookmark text:name="_kvr27tk3gihq"/><text:span text:style-name="T7">Domande relative a: UC Dettagliati</text:span></text:p>
      <text:p text:style-name="Standard"><text:span text:style-name="T4">Gli UC Dettagliati di “Gestire i turni” e “Inserire le proprie disponibilità” sono due UC diversi?</text:span></text:p>
      <text:p text:style-name="Standard">Sì, hanno obiettivi diversi, titoli diversi e anche attori diversi.</text:p>
      <text:p text:style-name="Standard"/>
      <text:p text:style-name="Standard"><text:soft-page-break/><text:span text:style-name="T4">Possiamo scrivere un solo UC dettagliato per “Inserire le proprie disponibilità” riferito sia ai Cuochi che al Personale di Servizio?</text:span></text:p>
      <text:p text:style-name="Standard">L’impressione iniziale è che si possa, i due processi sembrano essere identici, cambia solo il tipo di turni su cui si devono esprimere. Se durante l’analisi dovessero emergere differenze maggiori (ma non è questo il caso) si può sempre decidere di scorporarli successivamente.</text:p>
      <text:p text:style-name="Heading_20_2"><text:bookmark text:name="_w3w2fa4w7v4w"/>Progetto: implementazione</text:p>
      <text:p text:style-name="Standard">(Questa parte verrà introdotta quando affronteremo l’argomento a le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eorgia" fo:font-size="11pt" fo:language="it" fo:country="none"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eorgia" fo:font-size="11pt" fo:language="it" fo:country="none"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5902in" fo:margin-right="0.5902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62" meta:word-count="1970" meta:character-count="12624" meta:non-whitespace-character-count="10719"/>
    <meta:generator>LibreOfficeDev/6.0.5.2$Linux_X86_64 LibreOffice_project/</meta:generator>
  </office:meta>
</office:document-meta>
</file>